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9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10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1" style:family="table-cell" style:parent-style-name="Default">
      <style:table-cell-properties fo:background-color="#00ffff" fo:border="3pt solid #0099ff"/>
    </style:style>
    <style:style style:name="ce12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calcext:value-type="string">
            <text:p>Required File (必要なファイル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re is exported files used by StellaQL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llaQLを使ってエクスポートしておいてください。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2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2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2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2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2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2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2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View.ods file. It’s View for human operator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y CsvImport Button on CsvImport She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vImport シートのボタンを使って作成しておいてください。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/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2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2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1:18:43.49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03:02:22.505000000</dc:date>
    <meta:editing-duration>P1DT8H3M14S</meta:editing-duration>
    <meta:editing-cycles>1093</meta:editing-cycles>
    <meta:generator>LibreOffice/5.2.5.1$Windows_x86 LibreOffice_project/0312e1a284a7d50ca85a365c316c7abbf20a4d22</meta:generator>
    <meta:document-statistic meta:table-count="3" meta:cell-count="133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"
	oCell_2upObj.CellBackColor = RGB(64, 64, 64) ' 背景 濃いグレー
	oCell_2upObj.CharColor = RGB(255, 255, 255) ' 文字色 白
	oCell_2upObj = oSheet_2upObj.getCellByPosition( foreignkeycategoryColumn_2upObj, 0 )
	oCell_2upObj.String = "#Foreignkeycategory"
	oCell_2upObj.CellBackColor = RGB(64, 64, 64) ' 背景 濃いグレー
	oCell_2upObj.CharColor = RGB(255, 255, 255) ' 文字色 白
	oCell_2upObj = oSheet_2upObj.getCellByPosition( keyColumn_2upObj, 0 )
	oCell_2upObj.String = "#Key"
	oCell_2upObj.CellBackColor = RGB(64, 64, 64) ' 背景 濃いグレー
	oCell_2upObj.CharColor = RGB(255, 255, 255) ' 文字色 白
	oCell_2upObj = oSheet_2upObj.getCellByPosition( fullpathColumn_2upObj, 0 )
	oCell_2upObj.String = "#Fullpath"
	oCell_2upObj.CellBackColor = RGB(64, 64, 64) ' 背景 濃いグレー
	oCell_2upObj.CharColor = RGB(255, 255, 255) ' 文字色 白
	oCell_2upObj = oSheet_2upObj.getCellByPosition( fullpathtransitionColumn_2upObj, 0 )
	oCell_2upObj.String = "#FullpathTransition"
	oCell_2upObj.CellBackColor = RGB(64, 64, 64) ' 背景 濃いグレー
	oCell_2upObj.CharColor = RGB(255, 255, 255) ' 文字色 白
	oCell_2upObj = oSheet_2upObj.getCellByPosition( fullpathconditionColumn_2upObj, 0 )
	oCell_2upObj.String = "#FullpathCondition"
	oCell_2upObj.CellBackColor = RGB(64, 64, 64) ' 背景 濃いグレー
	oCell_2upObj.CharColor = RGB(255, 255, 255) ' 文字色 白
	oCell_2upObj = oSheet_2upObj.getCellByPosition( fullpathpropertynameColumn_2upObj, 0 )
	oCell_2upObj.String = "#FullpathPropertyname"
	oCell_2upObj.CellBackColor = RGB(64, 64, 64) ' 背景 濃いグレー
	oCell_2upObj.CharColor = RGB(255, 255, 255) ' 文字色 白
	oCell_2upObj = oSheet_2upObj.getCellByPosition( nameColumn_2upObj, 0 )
	oCell_2upObj.String = "#Name"
	oCell_2upObj.CellBackColor = RGB(64, 64, 64) ' 背景 濃いグレー
	oCell_2upObj.CharColor = RGB(255, 255, 255) ' 文字色 白
	oCell_2upObj = oSheet_2upObj.getCellByPosition( oldColumn_2upObj, 0 )
	oCell_2upObj.String = "#Old"
	oCell_2upObj.CellBackColor = RGB(64, 64, 64) ' 背景 濃いグレー
	oCell_2upObj.CharColor = RGB(255, 255, 255) ' 文字色 白
	oCell_2upObj = oSheet_2upObj.getCellByPosition( newColumn_2upObj, 0 )
	oCell_2upObj.String = "#New"
	oCell_2upObj.CellBackColor = RGB(64, 64, 64) ' 背景 濃いグレー
	oCell_2upObj.CharColor = RGB(255, 255, 255) ' 文字色 白
	oCell_2upObj = oSheet_2upObj.getCellByPosition( deleteColumn_2upObj, 0 )
	oCell_2upObj.String = "#Delete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Identify" ' "短ＩＤキー"
					oSheet_2upObj.getCellByPosition( fullpathColumn_2upObj, row_2upObj ).String = "#--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Presentable" ' "短名キー"
					oSheet_2upObj.getCellByPosition( fullpathColumn_2upObj, row_2upObj ).String = "#--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Identify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Identify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Identify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Identify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" ' "長IDキー"
					oSheet_2upObj.getCellByPosition( fullpathColumn_2upObj, row_2upObj ).String = "#--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" ' "長名キー"
					oSheet_2upObj.getCellByPosition( fullpathColumn_2upObj, row_2upObj ).String = "#--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2.getCurrentController().setActiveSheet( oSheet_2upd ) ' 更新要求シートをアクティブにする
	oCell_2upd = oSheet_2upd.getCellByPosition( categoryColumn_2upd, 0 )
	oCell_2upd.String = "#Category"
	oCell_2upd.CellBackColor = RGB(64, 64, 64) ' 背景 濃いグレー
	oCell_2upd.CharColor = RGB(255, 255, 255) ' 文字色 白
	oCell_2upd = oSheet_2upd.getCellByPosition( foreignkeycategoryColumn_2upd, 0 )
	oCell_2upd.String = "#Foreignkeycategory"
	oCell_2upd.CellBackColor = RGB(64, 64, 64) ' 背景 濃いグレー
	oCell_2upd.CharColor = RGB(255, 255, 255) ' 文字色 白
	oCell_2upd = oSheet_2upd.getCellByPosition( fullpathColumn_2upd, 0 )
	oCell_2upd.String = "#Fullpath"
	oCell_2upd.CellBackColor = RGB(64, 64, 64) ' 背景 濃いグレー
	oCell_2upd.CharColor = RGB(255, 255, 255) ' 文字色 白
	oCell_2upd = oSheet_2upd.getCellByPosition( fullpathtransitionColumn_2upd, 0 )
	oCell_2upd.String = "#FullpathTransition"
	oCell_2upd.CellBackColor = RGB(64, 64, 64) ' 背景 濃いグレー
	oCell_2upd.CharColor = RGB(255, 255, 255) ' 文字色 白
	oCell_2upd = oSheet_2upd.getCellByPosition( fullpathconditionColumn_2upd, 0 )
	oCell_2upd.String = "#FullpathCondition"
	oCell_2upd.CellBackColor = RGB(64, 64, 64) ' 背景 濃いグレー
	oCell_2upd.CharColor = RGB(255, 255, 255) ' 文字色 白
	oCell_2upd = oSheet_2upd.getCellByPosition( fullpathpropertynameColumn_2upd, 0 )
	oCell_2upd.String = "#FullpathPropertyname"
	oCell_2upd.CellBackColor = RGB(64, 64, 64) ' 背景 濃いグレー
	oCell_2upd.CharColor = RGB(255, 255, 255) ' 文字色 白
	oCell_2upd = oSheet_2upd.getCellByPosition( nameColumn_2upd, 0 )
	oCell_2upd.String = "#Name"
	oCell_2upd.CellBackColor = RGB(64, 64, 64) ' 背景 濃いグレー
	oCell_2upd.CharColor = RGB(255, 255, 255) ' 文字色 白
	oCell_2upd = oSheet_2upd.getCellByPosition( oldColumn_2upd, 0 )
	oCell_2upd.String = "#Old"
	oCell_2upd.CellBackColor = RGB(64, 64, 64) ' 背景 濃いグレー
	oCell_2upd.CharColor = RGB(255, 255, 255) ' 文字色 白
	oCell_2upd = oSheet_2upd.getCellByPosition( newColumn_2upd, 0 )
	oCell_2upd.String = "#New"
	oCell_2upd.CellBackColor = RGB(64, 64, 64) ' 背景 濃いグレー
	oCell_2upd.CharColor = RGB(255, 255, 255) ' 文字色 白
	oCell_2upd = oSheet_2upd.getCellByPosition( deleteColumn_2upd, 0 )
	oCell_2upd.String = "#Delete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"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,#Foreignkeycategory,#Fullpath,#FullpathTransition,#FullpathCondition,#FullpathPropertyname,#Name,#Old,#New,#Delete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